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aramond" svg:font-family="Garamond" style:font-family-generic="roman" style:font-pitch="variable" svg:panose-1="2 2 4 4 3 3 1 1 8 3"/>
    <style:font-face style:name="DejaVu Sans" svg:font-family="DejaVu Sans" style:font-family-generic="system" style:font-pitch="variable"/>
    <style:font-face style:name="FreeSans" svg:font-family="FreeSans" style:font-family-generic="system" style:font-pitch="variable"/>
    <style:font-face style:name="Atkinson Hyperlegible" svg:font-family="Atkinson Hyperlegible"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Heading1" style:master-page-name="MP0" style:family="paragraph">
      <style:paragraph-properties fo:break-before="page" fo:margin-bottom="0.2777in"/>
      <style:text-properties fo:color="#333333" fo:font-size="28pt" style:font-size-asian="28pt" style:font-size-complex="28pt" fo:language="es" fo:country="CO"/>
    </style:style>
    <style:style style:name="P2" style:parent-style-name="Standard" style:family="paragraph">
      <style:paragraph-properties fo:text-align="justify" fo:line-height="107%"/>
      <style:text-properties style:font-name="Atkinson Hyperlegible" fo:color="#333333" fo:font-size="15pt" style:font-size-asian="15pt" style:font-size-complex="15pt"/>
    </style:style>
    <style:style style:name="P3" style:parent-style-name="Standard" style:family="paragraph">
      <style:paragraph-properties fo:text-align="justify"/>
      <style:text-properties style:font-name="Atkinson Hyperlegible" fo:color="#333333" fo:font-size="15pt" style:font-size-asian="15pt" style:font-size-complex="15pt"/>
    </style:style>
    <style:style style:name="P4" style:parent-style-name="Standard" style:family="paragraph">
      <style:paragraph-properties fo:text-align="justify"/>
    </style:style>
    <style:style style:name="T5" style:parent-style-name="DefaultParagraphFont" style:family="text">
      <style:text-properties style:font-name="Atkinson Hyperlegible" fo:color="#333333" fo:font-size="15pt" style:font-size-asian="15pt" style:font-size-complex="15pt"/>
    </style:style>
    <style:style style:name="P6" style:parent-style-name="Standard" style:family="paragraph">
      <style:paragraph-properties fo:text-align="justify"/>
      <style:text-properties style:font-name="Atkinson Hyperlegible" fo:color="#333333" fo:font-size="15pt" style:font-size-asian="15pt" style:font-size-complex="15pt"/>
    </style:style>
    <style:style style:name="P7" style:parent-style-name="Standard" style:family="paragraph">
      <style:paragraph-properties fo:text-align="justify"/>
    </style:style>
    <style:style style:name="T8" style:parent-style-name="DefaultParagraphFont" style:family="text">
      <style:text-properties style:font-name="Atkinson Hyperlegible" fo:color="#333333" fo:font-size="15pt" style:font-size-asian="15pt" style:font-size-complex="15pt"/>
    </style:style>
    <style:style style:name="P9" style:parent-style-name="Heading1" style:family="paragraph">
      <style:text-properties style:font-name-asian="DejaVu Sans" style:font-name-complex="FreeSans" fo:color="#D0CECE"/>
    </style:style>
    <style:style style:name="P10" style:parent-style-name="Standard" style:family="paragraph">
      <style:text-properties style:font-name="Atkinson Hyperlegible" fo:color="#D0CECE" fo:font-size="15pt" style:font-size-asian="15pt" style:font-size-complex="15pt"/>
    </style:style>
    <style:style style:name="P11" style:parent-style-name="Standard" style:family="paragraph">
      <style:text-properties style:font-name="Atkinson Hyperlegible" fo:color="#D0CECE" fo:font-size="15pt" style:font-size-asian="15pt" style:font-size-complex="15pt"/>
    </style:style>
    <style:style style:name="P12" style:parent-style-name="Standard" style:family="paragraph">
      <style:text-properties style:font-name="Atkinson Hyperlegible" fo:color="#D0CECE" fo:font-size="15pt" style:font-size-asian="15pt" style:font-size-complex="15pt" fo:language="en" fo:country="US"/>
    </style:style>
    <style:style style:name="P13" style:parent-style-name="Standard" style:family="paragraph">
      <style:text-properties style:font-name="Atkinson Hyperlegible" fo:color="#D0CECE" fo:font-size="15pt" style:font-size-asian="15pt" style:font-size-complex="15pt" fo:language="en" fo:country="US"/>
    </style:style>
    <style:style style:name="P14" style:parent-style-name="Standard" style:family="paragraph">
      <style:text-properties style:font-name="Atkinson Hyperlegible" fo:color="#D0CECE" fo:font-size="15pt" style:font-size-asian="15pt" style:font-size-complex="15pt" fo:language="en" fo:country="US"/>
    </style:style>
    <style:style style:name="P15" style:parent-style-name="Textbody" style:family="paragraph">
      <style:text-properties style:rfc-language-tag="es-419" fo:language="es"/>
    </style:style>
    <style:style style:name="P16" style:parent-style-name="Heading1" style:family="paragraph">
      <style:text-properties fo:font-size="28pt" style:font-size-asian="28pt" style:font-size-complex="28pt" style:rfc-language-tag="es-419" fo:language="es"/>
    </style:style>
    <style:style style:name="P17" style:parent-style-name="Textbody" style:family="paragraph">
      <style:paragraph-properties fo:margin-bottom="0.2777in"/>
      <style:text-properties style:font-name="Atkinson Hyperlegible" style:font-name-asian="Atkinson Hyperlegible" style:font-name-complex="Atkinson Hyperlegible" fo:font-weight="bold" style:font-weight-asian="bold" style:font-weight-complex="bold" fo:font-size="18pt" style:font-size-asian="18pt" style:font-size-complex="18pt" style:rfc-language-tag="es-419" fo:language="es"/>
    </style:style>
    <style:style style:name="P18" style:parent-style-name="Standard" style:family="paragraph">
      <style:paragraph-properties fo:text-align="justify"/>
      <style:text-properties style:font-name="Atkinson Hyperlegible" fo:color="#333333" fo:font-size="15pt" style:font-size-asian="15pt" style:font-size-complex="15pt"/>
    </style:style>
    <style:style style:name="P19" style:parent-style-name="Standard" style:family="paragraph">
      <style:paragraph-properties fo:margin-top="0.2777in" fo:margin-bottom="0.2777in"/>
      <style:text-properties style:font-name="Atkinson Hyperlegible" fo:font-weight="bold" style:font-weight-asian="bold" style:font-weight-complex="bold" fo:color="#333333" fo:font-size="15pt" style:font-size-asian="15pt" style:font-size-complex="15pt"/>
    </style:style>
    <style:style style:name="P20" style:parent-style-name="Standard" style:family="paragraph">
      <style:paragraph-properties fo:text-align="justify"/>
      <style:text-properties style:font-name="Atkinson Hyperlegible" fo:color="#333333" fo:font-size="15pt" style:font-size-asian="15pt" style:font-size-complex="15pt"/>
    </style:style>
    <style:style style:name="P21" style:parent-style-name="Standard" style:family="paragraph">
      <style:text-properties style:font-name="Atkinson Hyperlegible" fo:color="#333333" fo:font-size="15pt" style:font-size-asian="15pt" style:font-size-complex="15pt"/>
    </style:style>
    <style:style style:name="P22" style:parent-style-name="Heading1" style:family="paragraph">
      <style:text-properties fo:color="#D0CECE"/>
    </style:style>
    <style:style style:name="P23" style:parent-style-name="Standard" style:family="paragraph">
      <style:text-properties style:font-name="Atkinson Hyperlegible" fo:color="#D0CECE" fo:font-size="15pt" style:font-size-asian="15pt" style:font-size-complex="15pt"/>
    </style:style>
    <style:style style:name="P24" style:parent-style-name="Standard" style:family="paragraph">
      <style:text-properties style:font-name="Atkinson Hyperlegible" fo:color="#D0CECE" fo:font-size="15pt" style:font-size-asian="15pt" style:font-size-complex="15pt" fo:language="en" fo:country="US"/>
    </style:style>
    <style:style style:name="P25" style:parent-style-name="Standard" style:family="paragraph">
      <style:text-properties style:font-name="Atkinson Hyperlegible" fo:color="#D0CECE" fo:font-size="15pt" style:font-size-asian="15pt" style:font-size-complex="15pt" fo:language="en" fo:country="US"/>
    </style:style>
    <style:style style:name="T26" style:parent-style-name="DefaultParagraphFont" style:family="text">
      <style:text-properties style:font-name="Atkinson Hyperlegible" fo:color="#D0CECE" fo:font-size="15pt" style:font-size-asian="15pt" style:font-size-complex="15pt" fo:language="en" fo:country="US"/>
    </style:style>
    <style:style style:name="T27" style:parent-style-name="DefaultParagraphFont" style:family="text">
      <style:text-properties style:rfc-language-tag="es-419" fo:language="es"/>
    </style:style>
    <style:style style:name="P28" style:parent-style-name="Standard" style:family="paragraph">
      <style:text-properties style:font-name="Atkinson Hyperlegible" fo:color="#333333" fo:font-size="15pt" style:font-size-asian="15pt" style:font-size-complex="15pt"/>
    </style:style>
    <style:style style:name="P29" style:parent-style-name="Standard" style:family="paragraph">
      <style:text-properties style:font-name="Atkinson Hyperlegible" fo:font-weight="bold" style:font-weight-asian="bold" style:font-weight-complex="bold" fo:color="#333333" fo:font-size="28pt" style:font-size-asian="28pt" style:font-size-complex="28pt"/>
    </style:style>
    <style:style style:name="P30" style:parent-style-name="Standard" style:family="paragraph">
      <style:text-properties style:font-name="Atkinson Hyperlegible" fo:color="#333333" fo:font-size="15pt" style:font-size-asian="15pt" style:font-size-complex="15pt"/>
    </style:style>
    <style:style style:name="P31" style:parent-style-name="Standard" style:family="paragraph">
      <style:paragraph-properties fo:text-align="justify"/>
      <style:text-properties style:font-name="Atkinson Hyperlegible" fo:color="#333333" fo:font-size="15pt" style:font-size-asian="15pt" style:font-size-complex="15pt"/>
    </style:style>
    <style:style style:name="P32" style:parent-style-name="Standard" style:family="paragraph">
      <style:text-properties style:font-name="Atkinson Hyperlegible" fo:color="#333333" fo:font-size="15pt" style:font-size-asian="15pt" style:font-size-complex="15pt"/>
    </style:style>
    <style:style style:name="P33" style:parent-style-name="Heading1" style:family="paragraph">
      <style:text-properties fo:color="#D0CECE"/>
    </style:style>
    <style:style style:name="P34" style:parent-style-name="Standard" style:family="paragraph">
      <style:text-properties style:font-name="Atkinson Hyperlegible" fo:color="#D0CECE" fo:font-size="15pt" style:font-size-asian="15pt" style:font-size-complex="15pt" fo:language="en" fo:country="US"/>
    </style:style>
    <style:style style:name="P35" style:parent-style-name="Standard" style:family="paragraph">
      <style:text-properties style:font-name="Atkinson Hyperlegible" fo:color="#D0CECE" fo:font-size="15pt" style:font-size-asian="15pt" style:font-size-complex="15pt" fo:language="en" fo:country="US"/>
    </style:style>
    <style:style style:name="P36" style:parent-style-name="Standard" style:family="paragraph">
      <style:text-properties style:font-name="Atkinson Hyperlegible" fo:color="#333333" fo:font-size="15pt" style:font-size-asian="15pt" style:font-size-complex="15pt" fo:language="en" fo:country="US"/>
    </style:style>
    <style:style style:name="P37" style:parent-style-name="Standard" style:family="paragraph">
      <style:text-properties style:font-name="Atkinson Hyperlegible" fo:color="#333333" fo:font-size="15pt" style:font-size-asian="15pt" style:font-size-complex="15pt"/>
    </style:style>
    <style:style style:name="P38" style:parent-style-name="Standard" style:family="paragraph">
      <style:paragraph-properties fo:text-align="justify"/>
      <style:text-properties style:font-name="Atkinson Hyperlegible" fo:color="#333333" fo:font-size="15pt" style:font-size-asian="15pt" style:font-size-complex="15pt"/>
    </style:style>
    <style:style style:name="P39" style:parent-style-name="Standard" style:family="paragraph">
      <style:text-properties style:font-name="Atkinson Hyperlegible" fo:color="#333333" fo:font-size="15pt" style:font-size-asian="15pt" style:font-size-complex="15pt"/>
    </style:style>
    <style:style style:name="P40" style:parent-style-name="Heading1" style:family="paragraph">
      <style:text-properties fo:color="#D0CECE"/>
    </style:style>
    <style:style style:name="P41" style:parent-style-name="Standard" style:family="paragraph">
      <style:text-properties style:font-name="Atkinson Hyperlegible" fo:color="#D0CECE" fo:font-size="15pt" style:font-size-asian="15pt" style:font-size-complex="15pt" fo:language="en" fo:country="US"/>
    </style:style>
    <style:style style:name="P42" style:parent-style-name="Standard" style:family="paragraph">
      <style:text-properties style:font-name="Atkinson Hyperlegible" fo:color="#D0CECE" fo:font-size="15pt" style:font-size-asian="15pt" style:font-size-complex="15pt" fo:language="en" fo:country="US"/>
    </style:style>
    <style:style style:name="P43" style:parent-style-name="Standard" style:family="paragraph">
      <style:text-properties style:font-name="Atkinson Hyperlegible" fo:color="#333333" fo:font-size="15pt" style:font-size-asian="15pt" style:font-size-complex="15pt" fo:language="en" fo:country="US"/>
    </style:style>
    <style:style style:name="P44" style:parent-style-name="Standard" style:family="paragraph">
      <style:text-properties style:font-name="Atkinson Hyperlegible" fo:color="#333333" fo:font-size="15pt" style:font-size-asian="15pt" style:font-size-complex="15pt" fo:language="en" fo:country="US"/>
    </style:style>
    <style:style style:name="P45" style:parent-style-name="Standard" style:family="paragraph">
      <style:paragraph-properties fo:text-align="justify"/>
      <style:text-properties style:font-name="Atkinson Hyperlegible" fo:color="#333333" fo:font-size="15pt" style:font-size-asian="15pt" style:font-size-complex="15pt"/>
    </style:style>
    <style:style style:name="P46" style:parent-style-name="Heading1" style:family="paragraph">
      <style:text-properties fo:color="#D0CECE"/>
    </style:style>
    <style:style style:name="P47" style:parent-style-name="Standard" style:family="paragraph">
      <style:text-properties style:font-name="Atkinson Hyperlegible" fo:color="#D0CECE" fo:font-size="15pt" style:font-size-asian="15pt" style:font-size-complex="15pt" fo:language="en" fo:country="US"/>
    </style:style>
    <style:style style:name="P48" style:parent-style-name="Standard" style:family="paragraph">
      <style:text-properties style:font-name="Atkinson Hyperlegible" fo:color="#D0CECE" fo:font-size="15pt" style:font-size-asian="15pt" style:font-size-complex="15pt" fo:language="en" fo:country="US"/>
    </style:style>
    <style:style style:name="P49" style:parent-style-name="Standard" style:family="paragraph">
      <style:paragraph-properties fo:margin-top="0.2777in" fo:margin-bottom="0.2777in" fo:line-height="107%"/>
      <style:text-properties style:font-name="Atkinson Hyperlegible" fo:font-weight="bold" style:font-weight-asian="bold" style:font-weight-complex="bold" fo:color="#333333" fo:font-size="15pt" style:font-size-asian="15pt" style:font-size-complex="15pt"/>
    </style:style>
    <style:style style:name="P50" style:parent-style-name="Standard" style:family="paragraph">
      <style:paragraph-properties fo:text-align="justify"/>
    </style:style>
    <style:style style:name="T51" style:parent-style-name="DefaultParagraphFont" style:family="text">
      <style:text-properties style:font-name="Atkinson Hyperlegible" fo:color="#333333" fo:font-size="15pt" style:font-size-asian="15pt" style:font-size-complex="15pt"/>
    </style:style>
    <style:style style:name="T52" style:parent-style-name="DefaultParagraphFont" style:family="text">
      <style:text-properties style:font-name="Atkinson Hyperlegible" fo:font-style="italic" style:font-style-asian="italic" style:font-style-complex="italic" fo:color="#333333" fo:font-size="15pt" style:font-size-asian="15pt" style:font-size-complex="15pt"/>
    </style:style>
    <style:style style:name="T53" style:parent-style-name="DefaultParagraphFont" style:family="text">
      <style:text-properties style:font-name="Atkinson Hyperlegible" fo:color="#333333" fo:font-size="15pt" style:font-size-asian="15pt" style:font-size-complex="15pt"/>
    </style:style>
    <style:style style:name="T54" style:parent-style-name="DefaultParagraphFont" style:family="text">
      <style:text-properties style:font-name="Atkinson Hyperlegible" fo:font-style="italic" style:font-style-asian="italic" style:font-style-complex="italic" fo:color="#333333" fo:font-size="15pt" style:font-size-asian="15pt" style:font-size-complex="15pt"/>
    </style:style>
    <style:style style:name="T55" style:parent-style-name="DefaultParagraphFont" style:family="text">
      <style:text-properties style:font-name="Atkinson Hyperlegible" fo:color="#333333" fo:font-size="15pt" style:font-size-asian="15pt" style:font-size-complex="15pt"/>
    </style:style>
    <style:style style:name="T56" style:parent-style-name="DefaultParagraphFont" style:family="text">
      <style:text-properties style:font-name="Atkinson Hyperlegible" fo:font-style="italic" style:font-style-asian="italic" style:font-style-complex="italic" fo:color="#333333" fo:font-size="15pt" style:font-size-asian="15pt" style:font-size-complex="15pt"/>
    </style:style>
    <style:style style:name="T57" style:parent-style-name="DefaultParagraphFont" style:family="text">
      <style:text-properties style:font-name="Atkinson Hyperlegible" fo:color="#333333" fo:font-size="15pt" style:font-size-asian="15pt" style:font-size-complex="15pt"/>
    </style:style>
    <style:style style:name="P58" style:parent-style-name="Standard" style:family="paragraph">
      <style:paragraph-properties fo:margin-top="0.2777in" fo:margin-bottom="0.2777in" fo:line-height="107%"/>
      <style:text-properties style:font-name="Atkinson Hyperlegible" fo:font-weight="bold" style:font-weight-asian="bold" style:font-weight-complex="bold" fo:color="#D0CECE" fo:font-size="15pt" style:font-size-asian="15pt" style:font-size-complex="15pt" fo:language="en" fo:country="US"/>
    </style:style>
    <style:style style:name="P59" style:parent-style-name="Standard" style:family="paragraph">
      <style:paragraph-properties fo:text-align="justify"/>
      <style:text-properties style:font-name="Atkinson Hyperlegible" fo:color="#D0CECE" fo:font-size="15pt" style:font-size-asian="15pt" style:font-size-complex="15pt" fo:language="en" fo:country="US"/>
    </style:style>
    <style:style style:name="P60" style:parent-style-name="Standard" style:family="paragraph">
      <style:text-properties style:rfc-language-tag="es-419" fo:language="es"/>
    </style:style>
    <style:style style:name="P61" style:parent-style-name="Standard" style:family="paragraph">
      <style:paragraph-properties fo:margin-top="0.1388in"/>
      <style:text-properties style:font-name="Atkinson Hyperlegible" style:font-name-asian="Atkinson Hyperlegible" style:font-name-complex="Atkinson Hyperlegible" fo:font-weight="bold" style:font-weight-asian="bold" style:font-weight-complex="bold" fo:font-size="28pt" style:font-size-asian="28pt" style:font-size-complex="28pt" style:rfc-language-tag="es-419" fo:language="es"/>
    </style:style>
    <style:style style:name="P62" style:parent-style-name="Heading1" style:family="paragraph">
      <style:text-properties style:rfc-language-tag="es-419" fo:language="es"/>
    </style:style>
    <style:style style:name="P63" style:parent-style-name="Standard" style:family="paragraph">
      <style:text-properties style:font-name="Atkinson Hyperlegible" fo:color="#333333" fo:font-size="15pt" style:font-size-asian="15pt" style:font-size-complex="15pt"/>
    </style:style>
    <style:style style:name="P64" style:parent-style-name="Standard" style:family="paragraph">
      <style:text-properties style:font-name="Atkinson Hyperlegible" fo:color="#333333" fo:font-size="15pt" style:font-size-asian="15pt" style:font-size-complex="15pt"/>
    </style:style>
    <style:style style:name="P65" style:parent-style-name="Standard" style:family="paragraph">
      <style:text-properties style:font-name="Atkinson Hyperlegible" fo:color="#333333" fo:font-size="15pt" style:font-size-asian="15pt" style:font-size-complex="15pt"/>
    </style:style>
    <style:style style:name="P66" style:parent-style-name="Standard" style:family="paragraph">
      <style:text-properties style:font-name="Atkinson Hyperlegible" fo:color="#333333" fo:font-size="15pt" style:font-size-asian="15pt" style:font-size-complex="15pt"/>
    </style:style>
    <style:style style:name="P67" style:parent-style-name="Standard" style:family="paragraph">
      <style:text-properties style:font-name="Atkinson Hyperlegible" fo:color="#333333" fo:font-size="15pt" style:font-size-asian="15pt" style:font-size-complex="15pt"/>
    </style:style>
    <style:style style:name="P68" style:parent-style-name="Standard" style:family="paragraph">
      <style:text-properties style:font-name="Atkinson Hyperlegible" fo:color="#333333" fo:font-size="15pt" style:font-size-asian="15pt" style:font-size-complex="15pt"/>
    </style:style>
    <style:style style:name="P69" style:parent-style-name="Standard" style:family="paragraph">
      <style:text-properties style:font-name="Atkinson Hyperlegible" fo:color="#333333" fo:font-size="15pt" style:font-size-asian="15pt" style:font-size-complex="15pt"/>
    </style:style>
    <style:style style:name="P70" style:parent-style-name="Standard" style:family="paragraph">
      <style:text-properties style:font-name="Atkinson Hyperlegible" fo:color="#333333" fo:font-size="15pt" style:font-size-asian="15pt" style:font-size-complex="15pt"/>
    </style:style>
    <style:style style:name="P71" style:parent-style-name="Standard" style:family="paragraph">
      <style:text-properties style:font-name="Atkinson Hyperlegible" fo:color="#333333" fo:font-size="15pt" style:font-size-asian="15pt" style:font-size-complex="15pt"/>
    </style:style>
    <style:style style:name="P72" style:parent-style-name="Standard" style:family="paragraph">
      <style:text-properties style:font-name="Atkinson Hyperlegible" fo:color="#333333" fo:font-size="15pt" style:font-size-asian="15pt" style:font-size-complex="15pt"/>
    </style:style>
    <style:style style:name="P73" style:parent-style-name="Standard" style:family="paragraph">
      <style:text-properties style:font-name="Atkinson Hyperlegible" fo:color="#333333" fo:font-size="15pt" style:font-size-asian="15pt" style:font-size-complex="15pt"/>
    </style:style>
    <style:style style:name="P74" style:parent-style-name="Standard" style:family="paragraph">
      <style:text-properties style:font-name="Atkinson Hyperlegible" fo:color="#333333" fo:font-size="15pt" style:font-size-asian="15pt" style:font-size-complex="15pt"/>
    </style:style>
    <style:style style:name="P75" style:parent-style-name="Standard" style:family="paragraph">
      <style:text-properties style:font-name="Atkinson Hyperlegible" fo:color="#333333" fo:font-size="15pt" style:font-size-asian="15pt" style:font-size-complex="15pt"/>
    </style:style>
    <style:style style:name="P76" style:parent-style-name="Standard" style:family="paragraph">
      <style:text-properties style:font-name="Atkinson Hyperlegible" fo:color="#333333" fo:font-size="15pt" style:font-size-asian="15pt" style:font-size-complex="15pt"/>
    </style:style>
    <style:style style:name="P77" style:parent-style-name="Standard" style:family="paragraph">
      <style:text-properties style:font-name="Atkinson Hyperlegible" fo:color="#333333" fo:font-size="15pt" style:font-size-asian="15pt" style:font-size-complex="15pt"/>
    </style:style>
    <style:style style:name="P78" style:parent-style-name="Standard" style:family="paragraph">
      <style:text-properties style:font-name="Atkinson Hyperlegible" fo:color="#333333" fo:font-size="15pt" style:font-size-asian="15pt" style:font-size-complex="15pt"/>
    </style:style>
    <style:style style:name="P79" style:parent-style-name="Standard" style:family="paragraph">
      <style:text-properties style:font-name="Atkinson Hyperlegible" fo:color="#333333" fo:font-size="15pt" style:font-size-asian="15pt" style:font-size-complex="15pt"/>
    </style:style>
    <style:style style:name="P80" style:parent-style-name="Standard" style:family="paragraph">
      <style:text-properties style:font-name="Atkinson Hyperlegible" fo:color="#333333" fo:font-size="15pt" style:font-size-asian="15pt" style:font-size-complex="15pt"/>
    </style:style>
    <style:style style:name="P81" style:parent-style-name="Heading1" style:family="paragraph">
      <style:text-properties fo:color="#D0CECE"/>
    </style:style>
    <style:style style:name="P82" style:parent-style-name="Standard" style:family="paragraph">
      <style:text-properties style:font-name="Atkinson Hyperlegible" fo:color="#D0CECE" fo:font-size="15pt" style:font-size-asian="15pt" style:font-size-complex="15pt" fo:language="en" fo:country="US"/>
    </style:style>
    <style:style style:name="P83" style:parent-style-name="Standard" style:family="paragraph">
      <style:text-properties style:font-name="Atkinson Hyperlegible" fo:color="#D0CECE" fo:font-size="15pt" style:font-size-asian="15pt" style:font-size-complex="15pt" fo:language="en" fo:country="US"/>
    </style:style>
    <style:style style:name="P84" style:parent-style-name="Standard" style:family="paragraph">
      <style:text-properties style:font-name="Atkinson Hyperlegible" fo:color="#D0CECE" fo:font-size="15pt" style:font-size-asian="15pt" style:font-size-complex="15pt" fo:language="en" fo:country="US"/>
    </style:style>
    <style:style style:name="P85" style:parent-style-name="Standard" style:family="paragraph">
      <style:text-properties style:font-name="Atkinson Hyperlegible" fo:color="#D0CECE" fo:font-size="15pt" style:font-size-asian="15pt" style:font-size-complex="15pt" fo:language="en" fo:country="US"/>
    </style:style>
    <style:style style:name="P86" style:parent-style-name="Standard" style:family="paragraph">
      <style:text-properties style:font-name="Atkinson Hyperlegible" fo:color="#D0CECE" fo:font-size="15pt" style:font-size-asian="15pt" style:font-size-complex="15pt" fo:language="en" fo:country="US"/>
    </style:style>
    <style:style style:name="P87" style:parent-style-name="Standard" style:family="paragraph">
      <style:text-properties style:font-name="Atkinson Hyperlegible" fo:color="#D0CECE" fo:font-size="15pt" style:font-size-asian="15pt" style:font-size-complex="15pt" fo:language="en" fo:country="US"/>
    </style:style>
    <style:style style:name="P88" style:parent-style-name="Standard" style:family="paragraph">
      <style:text-properties style:font-name="Atkinson Hyperlegible" fo:color="#D0CECE" fo:font-size="15pt" style:font-size-asian="15pt" style:font-size-complex="15pt" fo:language="en" fo:country="US"/>
    </style:style>
    <style:style style:name="P89" style:parent-style-name="Standard" style:family="paragraph">
      <style:text-properties style:font-name="Atkinson Hyperlegible" fo:color="#D0CECE" fo:font-size="15pt" style:font-size-asian="15pt" style:font-size-complex="15pt" fo:language="en" fo:country="US"/>
    </style:style>
    <style:style style:name="P90" style:parent-style-name="Standard" style:family="paragraph">
      <style:text-properties style:font-name="Atkinson Hyperlegible" fo:color="#D0CECE" fo:font-size="15pt" style:font-size-asian="15pt" style:font-size-complex="15pt" fo:language="en" fo:country="US"/>
    </style:style>
    <style:style style:name="P91" style:parent-style-name="Standard" style:family="paragraph">
      <style:text-properties style:font-name="Atkinson Hyperlegible" fo:color="#D0CECE" fo:font-size="15pt" style:font-size-asian="15pt" style:font-size-complex="15pt" fo:language="en" fo:country="US"/>
    </style:style>
    <style:style style:name="P92" style:parent-style-name="Standard" style:family="paragraph">
      <style:text-properties style:font-name="Atkinson Hyperlegible" fo:color="#D0CECE" fo:font-size="15pt" style:font-size-asian="15pt" style:font-size-complex="15pt" fo:language="en" fo:country="US"/>
    </style:style>
    <style:style style:name="P93" style:parent-style-name="Standard" style:family="paragraph">
      <style:text-properties style:font-name="Atkinson Hyperlegible" fo:color="#D0CECE" fo:font-size="15pt" style:font-size-asian="15pt" style:font-size-complex="15pt" fo:language="en" fo:country="US"/>
    </style:style>
    <style:style style:name="P94" style:parent-style-name="Standard" style:family="paragraph">
      <style:text-properties style:font-name="Atkinson Hyperlegible" fo:color="#D0CECE" fo:font-size="15pt" style:font-size-asian="15pt" style:font-size-complex="15pt" fo:language="en" fo:country="US"/>
    </style:style>
    <style:style style:name="P95" style:parent-style-name="Standard" style:family="paragraph">
      <style:text-properties style:font-name="Atkinson Hyperlegible" fo:color="#D0CECE" fo:font-size="15pt" style:font-size-asian="15pt" style:font-size-complex="15pt" fo:language="en" fo:country="US"/>
    </style:style>
    <style:style style:name="P96" style:parent-style-name="Standard" style:family="paragraph">
      <style:text-properties style:font-name="Atkinson Hyperlegible" fo:color="#D0CECE" fo:font-size="15pt" style:font-size-asian="15pt" style:font-size-complex="15pt" fo:language="en" fo:country="US"/>
    </style:style>
    <style:style style:name="P97" style:parent-style-name="Standard" style:family="paragraph">
      <style:text-properties style:font-name="Atkinson Hyperlegible" fo:color="#333333" fo:font-size="15pt" style:font-size-asian="15pt" style:font-size-complex="15pt"/>
    </style:style>
    <style:style style:name="P98" style:parent-style-name="Standard" style:family="paragraph">
      <style:text-properties style:font-name="Atkinson Hyperlegible" fo:color="#333333" fo:font-size="15pt" style:font-size-asian="15pt" style:font-size-complex="15pt"/>
    </style:style>
    <style:style style:name="P99" style:parent-style-name="Standard" style:family="paragraph">
      <style:text-properties style:font-name="Atkinson Hyperlegible" fo:color="#333333" fo:font-size="15pt" style:font-size-asian="15pt" style:font-size-complex="15pt"/>
    </style:style>
    <style:style style:name="P100" style:parent-style-name="Standard" style:family="paragraph">
      <style:text-properties style:font-name="Atkinson Hyperlegible" fo:color="#333333" fo:font-size="15pt" style:font-size-asian="15pt" style:font-size-complex="15pt"/>
    </style:style>
    <style:style style:name="P101" style:parent-style-name="Standard" style:family="paragraph">
      <style:text-properties style:font-name="Atkinson Hyperlegible" fo:color="#333333" fo:font-size="15pt" style:font-size-asian="15pt" style:font-size-complex="15pt"/>
    </style:style>
    <style:style style:name="P102" style:parent-style-name="Standard" style:family="paragraph">
      <style:text-properties style:font-name="Atkinson Hyperlegible" fo:color="#333333" fo:font-size="15pt" style:font-size-asian="15pt" style:font-size-complex="15pt"/>
    </style:style>
    <style:style style:name="P103" style:parent-style-name="Standard" style:family="paragraph">
      <style:text-properties style:font-name="Atkinson Hyperlegible" fo:color="#333333" fo:font-size="15pt" style:font-size-asian="15pt" style:font-size-complex="15pt"/>
    </style:style>
    <style:style style:name="P104" style:parent-style-name="Standard" style:family="paragraph">
      <style:text-properties style:font-name="Atkinson Hyperlegible" fo:color="#333333" fo:font-size="15pt" style:font-size-asian="15pt" style:font-size-complex="15pt"/>
    </style:style>
    <style:style style:name="P105" style:parent-style-name="Standard" style:family="paragraph">
      <style:text-properties style:font-name="Atkinson Hyperlegible" fo:color="#333333" fo:font-size="15pt" style:font-size-asian="15pt" style:font-size-complex="15pt"/>
    </style:style>
    <style:style style:name="P106" style:parent-style-name="Standard" style:family="paragraph">
      <style:text-properties style:font-name="Atkinson Hyperlegible" fo:color="#333333" fo:font-size="15pt" style:font-size-asian="15pt" style:font-size-complex="15pt"/>
    </style:style>
    <style:style style:name="P107" style:parent-style-name="Standard" style:family="paragraph">
      <style:text-properties style:font-name="Atkinson Hyperlegible" fo:color="#333333" fo:font-size="15pt" style:font-size-asian="15pt" style:font-size-complex="15pt"/>
    </style:style>
    <style:style style:name="P108" style:parent-style-name="Standard" style:family="paragraph">
      <style:text-properties style:font-name="Atkinson Hyperlegible" fo:color="#333333" fo:font-size="15pt" style:font-size-asian="15pt" style:font-size-complex="15pt"/>
    </style:style>
    <style:style style:name="P109" style:parent-style-name="Heading1" style:family="paragraph">
      <style:text-properties fo:color="#D0CECE"/>
    </style:style>
    <style:style style:name="P110" style:parent-style-name="Standard" style:family="paragraph">
      <style:text-properties style:font-name="Atkinson Hyperlegible" fo:color="#D0CECE" fo:font-size="15pt" style:font-size-asian="15pt" style:font-size-complex="15pt" fo:language="en" fo:country="US"/>
    </style:style>
    <style:style style:name="P111" style:parent-style-name="Standard" style:family="paragraph">
      <style:text-properties style:font-name="Atkinson Hyperlegible" fo:color="#D0CECE" fo:font-size="15pt" style:font-size-asian="15pt" style:font-size-complex="15pt" fo:language="en" fo:country="US"/>
    </style:style>
    <style:style style:name="P112" style:parent-style-name="Standard" style:family="paragraph">
      <style:text-properties style:font-name="Atkinson Hyperlegible" fo:color="#D0CECE" fo:font-size="15pt" style:font-size-asian="15pt" style:font-size-complex="15pt" fo:language="en" fo:country="US"/>
    </style:style>
    <style:style style:name="P113" style:parent-style-name="Standard" style:family="paragraph">
      <style:text-properties style:font-name="Atkinson Hyperlegible" fo:color="#D0CECE" fo:font-size="15pt" style:font-size-asian="15pt" style:font-size-complex="15pt" fo:language="en" fo:country="US"/>
    </style:style>
    <style:style style:name="P114" style:parent-style-name="Standard" style:family="paragraph">
      <style:text-properties style:font-name="Atkinson Hyperlegible" fo:color="#D0CECE" fo:font-size="15pt" style:font-size-asian="15pt" style:font-size-complex="15pt" fo:language="en" fo:country="US"/>
    </style:style>
    <style:style style:name="P115" style:parent-style-name="Standard" style:family="paragraph">
      <style:text-properties style:font-name="Atkinson Hyperlegible" fo:color="#D0CECE" fo:font-size="15pt" style:font-size-asian="15pt" style:font-size-complex="15pt" fo:language="en" fo:country="US"/>
    </style:style>
    <style:style style:name="P116" style:parent-style-name="Standard" style:family="paragraph">
      <style:text-properties style:font-name="Atkinson Hyperlegible" fo:color="#D0CECE" fo:font-size="15pt" style:font-size-asian="15pt" style:font-size-complex="15pt" fo:language="en" fo:country="US"/>
    </style:style>
    <style:style style:name="P117" style:parent-style-name="Standard" style:family="paragraph">
      <style:text-properties style:font-name="Atkinson Hyperlegible" fo:color="#D0CECE" fo:font-size="15pt" style:font-size-asian="15pt" style:font-size-complex="15pt" fo:language="en" fo:country="US"/>
    </style:style>
    <style:style style:name="P118" style:parent-style-name="Standard" style:family="paragraph">
      <style:text-properties style:font-name="Atkinson Hyperlegible" fo:color="#D0CECE" fo:font-size="15pt" style:font-size-asian="15pt" style:font-size-complex="15pt" fo:language="en" fo:country="US"/>
    </style:style>
    <style:style style:name="P119" style:parent-style-name="Standard" style:family="paragraph">
      <style:text-properties style:font-name="Atkinson Hyperlegible" fo:color="#D0CECE" fo:font-size="15pt" style:font-size-asian="15pt" style:font-size-complex="15pt" fo:language="en" fo:country="US"/>
    </style:style>
    <style:style style:name="P120" style:parent-style-name="Standard" style:family="paragraph">
      <style:text-properties style:font-name="Atkinson Hyperlegible" fo:color="#333333" fo:font-size="15pt" style:font-size-asian="15pt" style:font-size-complex="15pt"/>
    </style:style>
    <style:style style:name="P121" style:parent-style-name="Standard" style:family="paragraph">
      <style:text-properties style:font-name="Atkinson Hyperlegible" fo:color="#333333" fo:font-size="15pt" style:font-size-asian="15pt" style:font-size-complex="15pt"/>
    </style:style>
    <style:style style:name="P122" style:parent-style-name="Standard" style:family="paragraph">
      <style:text-properties style:font-name="Atkinson Hyperlegible" fo:color="#333333" fo:font-size="15pt" style:font-size-asian="15pt" style:font-size-complex="15pt"/>
    </style:style>
    <style:style style:name="P123" style:parent-style-name="Standard" style:family="paragraph">
      <style:text-properties style:font-name="Atkinson Hyperlegible" fo:color="#333333" fo:font-size="15pt" style:font-size-asian="15pt" style:font-size-complex="15pt"/>
    </style:style>
    <style:style style:name="P124" style:parent-style-name="Standard" style:family="paragraph">
      <style:text-properties style:font-name="Atkinson Hyperlegible" fo:color="#333333" fo:font-size="15pt" style:font-size-asian="15pt" style:font-size-complex="15pt"/>
    </style:style>
    <style:style style:name="P125" style:parent-style-name="Standard" style:family="paragraph">
      <style:text-properties style:font-name="Atkinson Hyperlegible" fo:color="#333333" fo:font-size="15pt" style:font-size-asian="15pt" style:font-size-complex="15pt"/>
    </style:style>
    <style:style style:name="P126" style:parent-style-name="Standard" style:family="paragraph">
      <style:text-properties style:font-name="Atkinson Hyperlegible" fo:color="#333333" fo:font-size="15pt" style:font-size-asian="15pt" style:font-size-complex="15pt"/>
    </style:style>
    <style:style style:name="P127" style:parent-style-name="Standard" style:family="paragraph">
      <style:text-properties style:font-name="Atkinson Hyperlegible" fo:color="#333333" fo:font-size="15pt" style:font-size-asian="15pt" style:font-size-complex="15pt"/>
    </style:style>
    <style:style style:name="P128" style:parent-style-name="Standard" style:family="paragraph">
      <style:text-properties style:font-name="Atkinson Hyperlegible" fo:color="#333333" fo:font-size="15pt" style:font-size-asian="15pt" style:font-size-complex="15pt"/>
    </style:style>
    <style:style style:name="P129" style:parent-style-name="Standard" style:family="paragraph">
      <style:text-properties style:font-name="Atkinson Hyperlegible" fo:color="#333333" fo:font-size="15pt" style:font-size-asian="15pt" style:font-size-complex="15pt"/>
    </style:style>
    <style:style style:name="P130" style:parent-style-name="Standard" style:family="paragraph">
      <style:text-properties style:font-name="Atkinson Hyperlegible" fo:color="#333333" fo:font-size="15pt" style:font-size-asian="15pt" style:font-size-complex="15pt"/>
    </style:style>
    <style:style style:name="P131" style:parent-style-name="Standard" style:family="paragraph">
      <style:text-properties style:font-name="Atkinson Hyperlegible" fo:color="#333333" fo:font-size="15pt" style:font-size-asian="15pt" style:font-size-complex="15pt"/>
    </style:style>
    <style:style style:name="T132" style:parent-style-name="DefaultParagraphFont" style:family="text">
      <style:text-properties style:font-name="Atkinson Hyperlegible" fo:color="#333333" fo:font-size="15pt" style:font-size-asian="15pt" style:font-size-complex="15pt"/>
    </style:style>
    <style:style style:name="T133" style:parent-style-name="DefaultParagraphFont" style:family="text">
      <style:text-properties style:font-name="Atkinson Hyperlegible" fo:color="#333333" fo:font-size="15pt" style:font-size-asian="15pt" style:font-size-complex="15pt"/>
    </style:style>
    <style:style style:name="P134" style:parent-style-name="Standard" style:family="paragraph">
      <style:text-properties style:font-name="Atkinson Hyperlegible" fo:color="#333333" fo:font-size="15pt" style:font-size-asian="15pt" style:font-size-complex="15pt"/>
    </style:style>
    <style:style style:name="P135" style:parent-style-name="Standard" style:family="paragraph">
      <style:text-properties style:font-name="Atkinson Hyperlegible" fo:color="#333333" fo:font-size="15pt" style:font-size-asian="15pt" style:font-size-complex="15pt"/>
    </style:style>
    <style:style style:name="P136" style:parent-style-name="Standard" style:family="paragraph">
      <style:text-properties style:font-name="Atkinson Hyperlegible" fo:color="#333333" fo:font-size="15pt" style:font-size-asian="15pt" style:font-size-complex="15pt"/>
    </style:style>
    <style:style style:name="P137" style:parent-style-name="Standard" style:family="paragraph">
      <style:text-properties style:font-name="Atkinson Hyperlegible" fo:color="#333333" fo:font-size="15pt" style:font-size-asian="15pt" style:font-size-complex="15pt"/>
    </style:style>
    <style:style style:name="P138" style:parent-style-name="Standard" style:family="paragraph">
      <style:text-properties style:font-name="Atkinson Hyperlegible" fo:color="#333333" fo:font-size="15pt" style:font-size-asian="15pt" style:font-size-complex="15pt"/>
    </style:style>
    <style:style style:name="P139" style:parent-style-name="Standard" style:family="paragraph">
      <style:text-properties style:font-name="Atkinson Hyperlegible" fo:color="#333333" fo:font-size="15pt" style:font-size-asian="15pt" style:font-size-complex="15pt"/>
    </style:style>
    <style:style style:name="P140" style:parent-style-name="Standard" style:family="paragraph">
      <style:text-properties style:font-name="Atkinson Hyperlegible" fo:color="#333333" fo:font-size="15pt" style:font-size-asian="15pt" style:font-size-complex="15pt"/>
    </style:style>
    <style:style style:name="P141" style:parent-style-name="Heading1" style:family="paragraph">
      <style:text-properties fo:color="#D0CECE"/>
    </style:style>
    <style:style style:name="P142" style:parent-style-name="Standard" style:family="paragraph">
      <style:text-properties style:font-name="Atkinson Hyperlegible" fo:color="#D0CECE" fo:font-size="15pt" style:font-size-asian="15pt" style:font-size-complex="15pt" fo:language="en" fo:country="US"/>
    </style:style>
    <style:style style:name="P143" style:parent-style-name="Standard" style:family="paragraph">
      <style:text-properties style:font-name="Atkinson Hyperlegible" fo:color="#D0CECE" fo:font-size="15pt" style:font-size-asian="15pt" style:font-size-complex="15pt" fo:language="en" fo:country="US"/>
    </style:style>
    <style:style style:name="P144" style:parent-style-name="Standard" style:family="paragraph">
      <style:text-properties style:font-name="Atkinson Hyperlegible" fo:color="#D0CECE" fo:font-size="15pt" style:font-size-asian="15pt" style:font-size-complex="15pt" fo:language="en" fo:country="US"/>
    </style:style>
    <style:style style:name="P145" style:parent-style-name="Standard" style:family="paragraph">
      <style:text-properties style:font-name="Atkinson Hyperlegible" fo:color="#D0CECE" fo:font-size="15pt" style:font-size-asian="15pt" style:font-size-complex="15pt" fo:language="en" fo:country="US"/>
    </style:style>
    <style:style style:name="P146" style:parent-style-name="Standard" style:family="paragraph">
      <style:text-properties style:font-name="Atkinson Hyperlegible" fo:color="#D0CECE" fo:font-size="15pt" style:font-size-asian="15pt" style:font-size-complex="15pt" fo:language="en" fo:country="US"/>
    </style:style>
    <style:style style:name="P147" style:parent-style-name="Standard" style:family="paragraph">
      <style:text-properties style:font-name="Atkinson Hyperlegible" fo:color="#D0CECE" fo:font-size="15pt" style:font-size-asian="15pt" style:font-size-complex="15pt" fo:language="en" fo:country="US"/>
    </style:style>
    <style:style style:name="P148" style:parent-style-name="Standard" style:family="paragraph">
      <style:text-properties style:font-name="Atkinson Hyperlegible" fo:color="#D0CECE" fo:font-size="15pt" style:font-size-asian="15pt" style:font-size-complex="15pt" fo:language="en" fo:country="US"/>
    </style:style>
    <style:style style:name="P149" style:parent-style-name="Standard" style:family="paragraph">
      <style:text-properties style:font-name="Atkinson Hyperlegible" fo:color="#D0CECE" fo:font-size="15pt" style:font-size-asian="15pt" style:font-size-complex="15pt" fo:language="en" fo:country="US"/>
    </style:style>
    <style:style style:name="P150" style:parent-style-name="Standard" style:family="paragraph">
      <style:text-properties style:font-name="Atkinson Hyperlegible" fo:color="#D0CECE" fo:font-size="15pt" style:font-size-asian="15pt" style:font-size-complex="15pt" fo:language="en" fo:country="US"/>
    </style:style>
    <style:style style:name="P151" style:parent-style-name="Standard" style:family="paragraph">
      <style:text-properties style:font-name="Atkinson Hyperlegible" fo:color="#D0CECE" fo:font-size="15pt" style:font-size-asian="15pt" style:font-size-complex="15pt" fo:language="en" fo:country="US"/>
    </style:style>
    <style:style style:name="P152" style:parent-style-name="Standard" style:family="paragraph">
      <style:text-properties style:font-name="Atkinson Hyperlegible" fo:color="#D0CECE" fo:font-size="15pt" style:font-size-asian="15pt" style:font-size-complex="15pt" fo:language="en" fo:country="US"/>
    </style:style>
    <style:style style:name="P153" style:parent-style-name="Standard" style:family="paragraph">
      <style:text-properties style:font-name="Atkinson Hyperlegible" fo:color="#D0CECE" fo:font-size="15pt" style:font-size-asian="15pt" style:font-size-complex="15pt" fo:language="en" fo:country="US"/>
    </style:style>
    <style:style style:name="P154" style:parent-style-name="Standard" style:family="paragraph">
      <style:text-properties style:font-name="Atkinson Hyperlegible" fo:color="#D0CECE" fo:font-size="15pt" style:font-size-asian="15pt" style:font-size-complex="15pt" fo:language="en" fo:country="US"/>
    </style:style>
    <style:style style:name="P155" style:parent-style-name="Standard" style:family="paragraph">
      <style:text-properties style:font-name="Atkinson Hyperlegible" fo:color="#D0CECE" fo:font-size="15pt" style:font-size-asian="15pt" style:font-size-complex="15pt" fo:language="en" fo:country="US"/>
    </style:style>
    <style:style style:name="P156" style:parent-style-name="Standard" style:family="paragraph">
      <style:text-properties style:font-name="Atkinson Hyperlegible" fo:color="#D0CECE" fo:font-size="15pt" style:font-size-asian="15pt" style:font-size-complex="15pt" fo:language="en" fo:country="US"/>
    </style:style>
    <style:style style:name="P157" style:parent-style-name="Standard" style:family="paragraph">
      <style:text-properties style:font-name="Atkinson Hyperlegible" fo:color="#D0CECE" fo:font-size="15pt" style:font-size-asian="15pt" style:font-size-complex="15pt" fo:language="en" fo:country="US"/>
    </style:style>
    <style:style style:name="P158" style:parent-style-name="Standard" style:family="paragraph">
      <style:text-properties style:font-name="Atkinson Hyperlegible" fo:color="#D0CECE" fo:font-size="15pt" style:font-size-asian="15pt" style:font-size-complex="15pt" fo:language="en" fo:country="US"/>
    </style:style>
    <style:style style:name="P159" style:parent-style-name="Standard" style:family="paragraph">
      <style:text-properties style:font-name="Atkinson Hyperlegible" fo:color="#D0CECE" fo:font-size="15pt" style:font-size-asian="15pt" style:font-size-complex="15pt" fo:language="en" fo:country="US"/>
    </style:style>
    <style:style style:name="P160" style:parent-style-name="Standard" style:family="paragraph">
      <style:text-properties style:font-name="Atkinson Hyperlegible" fo:color="#D0CECE" fo:font-size="15pt" style:font-size-asian="15pt" style:font-size-complex="15pt" fo:language="en" fo:country="US"/>
    </style:style>
    <style:style style:name="P161" style:parent-style-name="Standard" style:family="paragraph">
      <style:text-properties style:font-name="Atkinson Hyperlegible" fo:color="#333333" fo:font-size="15pt" style:font-size-asian="15pt" style:font-size-complex="15pt"/>
    </style:style>
    <style:style style:name="P162" style:parent-style-name="Standard" style:family="paragraph">
      <style:text-properties style:font-name="Atkinson Hyperlegible" fo:color="#333333" fo:font-size="15pt" style:font-size-asian="15pt" style:font-size-complex="15pt"/>
    </style:style>
    <style:style style:name="P163" style:parent-style-name="Standard" style:family="paragraph">
      <style:text-properties style:font-name="Atkinson Hyperlegible" fo:color="#333333" fo:font-size="15pt" style:font-size-asian="15pt" style:font-size-complex="15pt"/>
    </style:style>
    <style:style style:name="P164" style:parent-style-name="Standard" style:family="paragraph">
      <style:text-properties style:font-name="Atkinson Hyperlegible" fo:color="#333333" fo:font-size="15pt" style:font-size-asian="15pt" style:font-size-complex="15pt"/>
    </style:style>
    <style:style style:name="P165" style:parent-style-name="Standard" style:family="paragraph">
      <style:text-properties style:font-name="Atkinson Hyperlegible" fo:color="#333333" fo:font-size="15pt" style:font-size-asian="15pt" style:font-size-complex="15pt"/>
    </style:style>
    <style:style style:name="P166" style:parent-style-name="Standard" style:family="paragraph">
      <style:text-properties style:font-name="Atkinson Hyperlegible" fo:color="#333333" fo:font-size="15pt" style:font-size-asian="15pt" style:font-size-complex="15pt"/>
    </style:style>
    <style:style style:name="P167" style:parent-style-name="Standard" style:family="paragraph">
      <style:text-properties style:font-name="Atkinson Hyperlegible" fo:color="#333333" fo:font-size="15pt" style:font-size-asian="15pt" style:font-size-complex="15pt"/>
    </style:style>
    <style:style style:name="P168" style:parent-style-name="Standard" style:family="paragraph">
      <style:text-properties style:font-name="Atkinson Hyperlegible" fo:color="#333333" fo:font-size="15pt" style:font-size-asian="15pt" style:font-size-complex="15pt"/>
    </style:style>
    <style:style style:name="P169" style:parent-style-name="Heading1" style:family="paragraph">
      <style:text-properties fo:color="#D0CECE"/>
    </style:style>
    <style:style style:name="P170" style:parent-style-name="Standard" style:family="paragraph">
      <style:text-properties style:font-name="Atkinson Hyperlegible" fo:color="#D0CECE" fo:font-size="15pt" style:font-size-asian="15pt" style:font-size-complex="15pt" fo:language="en" fo:country="US"/>
    </style:style>
    <style:style style:name="P171" style:parent-style-name="Standard" style:family="paragraph">
      <style:text-properties style:font-name="Atkinson Hyperlegible" fo:color="#D0CECE" fo:font-size="15pt" style:font-size-asian="15pt" style:font-size-complex="15pt" fo:language="en" fo:country="US"/>
    </style:style>
    <style:style style:name="P172" style:parent-style-name="Standard" style:family="paragraph">
      <style:text-properties style:font-name="Atkinson Hyperlegible" fo:color="#D0CECE" fo:font-size="15pt" style:font-size-asian="15pt" style:font-size-complex="15pt" fo:language="en" fo:country="US"/>
    </style:style>
    <style:style style:name="P173" style:parent-style-name="Standard" style:family="paragraph">
      <style:text-properties style:font-name="Atkinson Hyperlegible" fo:color="#D0CECE" fo:font-size="15pt" style:font-size-asian="15pt" style:font-size-complex="15pt" fo:language="en" fo:country="US"/>
    </style:style>
    <style:style style:name="P174" style:parent-style-name="Standard" style:family="paragraph">
      <style:text-properties style:font-name="Atkinson Hyperlegible" fo:color="#D0CECE" fo:font-size="15pt" style:font-size-asian="15pt" style:font-size-complex="15pt" fo:language="en" fo:country="US"/>
    </style:style>
    <style:style style:name="P175" style:parent-style-name="Standard" style:family="paragraph">
      <style:text-properties style:font-name="Atkinson Hyperlegible" fo:color="#D0CECE" fo:font-size="15pt" style:font-size-asian="15pt" style:font-size-complex="15pt" fo:language="en" fo:country="US"/>
    </style:style>
    <style:style style:name="P176" style:parent-style-name="Standard" style:family="paragraph">
      <style:text-properties style:font-name="Atkinson Hyperlegible" fo:color="#D0CECE" fo:font-size="15pt" style:font-size-asian="15pt" style:font-size-complex="15pt" fo:language="en" fo:country="US"/>
    </style:style>
    <style:style style:name="P177" style:parent-style-name="Heading1" style:family="paragraph">
      <style:paragraph-properties fo:margin-bottom="0.1666in"/>
      <style:text-properties fo:language="es" fo:country="CO"/>
    </style:style>
    <style:style style:name="P178" style:parent-style-name="Textbody" style:family="paragraph">
      <style:paragraph-properties fo:margin-bottom="0.0277in" fo:line-height="100%"/>
      <style:text-properties style:font-name="Atkinson Hyperlegible" style:font-name-asian="Atkinson Hyperlegible" style:font-name-complex="Atkinson Hyperlegible" fo:font-size="15pt" style:font-size-asian="15pt" style:font-size-complex="15pt"/>
    </style:style>
    <style:style style:name="P179" style:parent-style-name="Textbody" style:family="paragraph">
      <style:paragraph-properties fo:margin-bottom="0.0277in" fo:line-height="100%"/>
      <style:text-properties style:font-name="Atkinson Hyperlegible" style:font-name-asian="Atkinson Hyperlegible" style:font-name-complex="Atkinson Hyperlegible" fo:font-size="15pt" style:font-size-asian="15pt" style:font-size-complex="15pt"/>
    </style:style>
    <style:style style:name="P180" style:parent-style-name="Textbody" style:family="paragraph">
      <style:paragraph-properties fo:margin-bottom="0.0277in" fo:line-height="100%"/>
      <style:text-properties style:font-name="Atkinson Hyperlegible" style:font-name-asian="Atkinson Hyperlegible" style:font-name-complex="Atkinson Hyperlegible" fo:font-size="15pt" style:font-size-asian="15pt" style:font-size-complex="15pt"/>
    </style:style>
    <style:style style:name="P181" style:parent-style-name="Textbody" style:family="paragraph">
      <style:paragraph-properties fo:margin-bottom="0.0277in" fo:line-height="100%"/>
    </style:style>
    <style:style style:name="T182" style:parent-style-name="DefaultParagraphFont" style:family="text">
      <style:text-properties style:font-name="Atkinson Hyperlegible" style:font-name-asian="Atkinson Hyperlegible" style:font-name-complex="Atkinson Hyperlegible" fo:font-size="15pt" style:font-size-asian="15pt" style:font-size-complex="15pt"/>
    </style:style>
    <style:style style:name="T183" style:parent-style-name="Hyperlink" style:family="text">
      <style:text-properties style:font-name="Atkinson Hyperlegible" style:font-name-asian="Atkinson Hyperlegible" style:font-name-complex="Atkinson Hyperlegible" fo:font-size="15pt" style:font-size-asian="15pt" style:font-size-complex="15pt"/>
    </style:style>
    <style:style style:name="P184" style:parent-style-name="Textbody" style:family="paragraph">
      <style:paragraph-properties fo:margin-bottom="0.0277in" fo:line-height="100%"/>
    </style:style>
    <style:style style:name="T185" style:parent-style-name="DefaultParagraphFont" style:family="text">
      <style:text-properties style:font-name="Atkinson Hyperlegible" style:font-name-asian="Atkinson Hyperlegible" style:font-name-complex="Atkinson Hyperlegible" fo:font-size="15pt" style:font-size-asian="15pt" style:font-size-complex="15pt"/>
    </style:style>
    <style:style style:name="T186" style:parent-style-name="Hyperlink" style:family="text">
      <style:text-properties style:font-name="Atkinson Hyperlegible" style:font-name-asian="Atkinson Hyperlegible" style:font-name-complex="Atkinson Hyperlegible" fo:font-size="15pt" style:font-size-asian="15pt" style:font-size-complex="15pt"/>
    </style:style>
    <style:style style:name="P187" style:parent-style-name="Heading1" style:family="paragraph">
      <style:text-properties fo:language="es" fo:country="CO"/>
    </style:style>
    <style:style style:name="P188" style:parent-style-name="Standard" style:family="paragraph">
      <style:text-properties style:font-name="Atkinson Hyperlegible" fo:color="#333333" fo:font-size="15pt" style:font-size-asian="15pt" style:font-size-complex="15pt"/>
    </style:style>
  </office:automatic-styles>
  <office:body>
    <office:text text:use-soft-page-breaks="true">
      <text:h text:style-name="P1" text:outline-level="1">Declaración</text:h>
      <text:p text:style-name="P2">Mi nombre es Joan Andrés, soy un recién egresado de Ingeniero en Sistemas de la Universidad Santiago de Cali, con un fuerte interés en las áreas de la computación y la programación, con una voraz hambre por el desarrollo de software que agregue valor a las operaciones diarias del modelo de negocio, la automatización de procesos mecánicos y la perfección en la efectividad, eficacia y eficiencia de los recursos empleados. Tengo experiencia en sistemas financieros de mi trabajo en Taylor &amp; Johnson como Ingeniero de Soporte, Mantenimiento y Desarrollo, usando Cobol como lenguaje de programación y Mainframes (IBM) como infraestructura para el despliegue de las operaciones, en Globant Enterprise mis funciones abarcan el desarrollo en infraestructura interna (lógica del negocio plasmada en aspectos de programación) y presentación de cara al cliente (visualización del modelo del negocio), el desarrollo por medio de las tecnologías provistas por proveedores de infraestructura como Amazon con AWS y Microsoft con Azure, el uso de tecnologías de rápido prototipado (como React JS, bases de datos NoSQL como DynamoDB y MongoDB) y uso de metodologías agiles como Scrum y XP.</text:p>
      <text:p text:style-name="P3"/>
      <text:p text:style-name="P4"><text:span text:style-name="T5">Deseo por aprender nuevas tecnologías, plataformas y soluciones, además de solucionar problemas que afectan a la organización, el objetivo como ingeniero es la resolución de problemas que abarcan áreas tales como: rendimiento computacional, consumo de recursos computacionales, mantenibilidad del software y automatización de procesos, aspectos altamente deseables por toda organización.</text:span></text:p>
      <text:p text:style-name="P6"/>
      <text:p text:style-name="P7"><text:span text:style-name="T8">Mis áreas de enfoque altamente desarrolladas han sido: rendimiento, consumo, mantenibilidad del software y automatización de procesos, aplicando: patrones de diseño, principios SOLID, modelos MVC, desarrollo basado en módulos, microservicios, gestión de dependencias de forma automática y el uso de estándares desarrollados por organismos de estandarización internacionales.</text:span></text:p>
      <text:h text:style-name="P9" text:outline-level="1">Statement</text:h>
      <text:p text:style-name="P10">My name is Joan Andrés, I am a recent graduate of Systems Engineering from Universidad Santiago de Cali, with a strong interest in the areas of computing and<text:s/><text:soft-page-break/>programming, with a voracious hunger for software development that adds value to the daily operations of the business model, automation of mechanical processes and perfection in the effectiveness, efficiency and effectiveness of the resources employed. I have experience in financial systems from my work at Taylor &amp; Johnson as a Support, Maintenance and Development Engineer, using Cobol as programming language and Mainframes (IBM) as infrastructure for the deployment of operations, in Globant Enterprise my functions cover the development in internal infrastructure (business logic embodied in programming aspects) and customer-facing presentation (visualization of the business model), development using technologies provided by infrastructure providers such as Amazon with AWS and Microsoft with Azure, the use of rapid prototyping technologies (such as React JS, NoSQL databases such as DynamoDB and MongoDB) and the use of agile methodologies such as Scrum and XP.<text:s/></text:p>
      <text:p text:style-name="P11"><text:s/></text:p>
      <text:p text:style-name="P12">Desire to learn new technologies, platforms and solutions, in addition to solving problems that affect the organization, the goal as an engineer is the resolution of problems covering areas such as: computational performance, consumption of computational resources, software maintainability and process automation, highly desirable aspects for any organization.</text:p>
      <text:p text:style-name="P13"/>
      <text:p text:style-name="P14">My highly developed focus areas have been: performance, consumption, software maintainability and process automation, applying: design patterns, SOLID principles, MVC models, module-based development, microservices, automatic dependency management and the use of standards developed by international standardization organizations.</text:p>
      <text:p text:style-name="P15"/>
      <text:h text:style-name="P16" text:outline-level="1">Estudios</text:h>
      <text:p text:style-name="P17">Universidad Santiago de Cali</text:p>
      <text:p text:style-name="P18">Soy egresado (2 de noviembre de 2021) de la Universidad Santiago de Cali, he participado en los eventos de robótica y programación auspiciados por la universidad, mi participación en estos eventos ha sido la programación a bajo nivel de los componentes robóticos y retos de programación. Mi trabajo ha servido como base para el desarrollo de nuevos proyectos (proyectos de aprendizaje de máquina como la solución de ecuaciones diferenciales, la simplificación de ecuaciones integrales y derivadas, visión por computador como la identificación biométrica de un individuo para el ingreso a una zona privada y el almacenamiento de la información biométrica en una base de datos). He realizado la tesis con la mayor nota posible 5,0/5,0 por parte de 3 jurados, mi tesista y la decana de la universidad, la tesis ha sido registrada ante la biblioteca de la universidad como: “Análisis de beneficios y riesgos de usar la cobertura de código”.</text:p>
      <text:p text:style-name="P19">SENA</text:p>
      <text:p text:style-name="P20">Estudie en el SENA en paralelo a mis estudios como Bachiller para obtener mi título de Técnico en Sistemas junto con mi Bachillerato, el titulo resultante ha sido: Técnico en Sistemas con un fuerte énfasis en el mantenimiento preventivo y correctivo de ordenadores, además de desarrollar mis habilidades de programación y matemáticas con cursos de verano.</text:p>
      <text:p text:style-name="P21"/>
      <text:h text:style-name="P22" text:outline-level="1">Studies</text:h>
      <text:p text:style-name="P23"/>
      <text:p text:style-name="P24">I am a graduate (November 2, 2021) of the Universidad Santiago de Cali, I have participated in robotics and programming events sponsored by the university, my participation in these events has been low-level programming of robotic components and programming challenges. My work has served as a basis for the development of new projects (machine learning projects such as the solution of differential equations, simplification of integral and derivative equations, computer vision such as biometric identification of an individual for entry to a private area and storage of biometric information in a database). I have done the thesis with the highest possible grade 5.0/5.0 by 3 jurors, my thesis writer and the dean of the university, the thesis has been registered with the university library as: "Analysis of benefits and risks of using code coverage".<text:s/></text:p>
      <text:p text:style-name="P25"/>
      <text:p text:style-name="Standard"><text:span text:style-name="T26">I studied at SENA to obtain my degree as a systems Technician with a strong emphasis on preventive and corrective maintenance of computers, in addition to developing my programming and math skills.</text:span><text:span text:style-name="T27"><text:s/></text:span></text:p>
      <text:p text:style-name="P28"/>
      <text:p text:style-name="P29">Experiencia</text:p>
      <text:h text:style-name="Heading1" text:outline-level="1">Desarrollador Independiente</text:h>
      <text:p text:style-name="P30"/>
      <text:p text:style-name="P31">Desarrollo de plataforma web enfocada en equipos móviles para gestión de registros contables, nómina y pago de facturas, usando tecnologías HTML5, CSS3 y JavaScript para el lado del cliente y del lado del servidor: NodeJS y MongoDB (Un rol conocido como FullStack). Uso de patrones de diseño de Software, SOLID y MVC.</text:p>
      <text:p text:style-name="P32"/>
      <text:h text:style-name="P33" text:outline-level="1">Freelance Developer</text:h>
      <text:p text:style-name="P34"/>
      <text:p text:style-name="P35">Development of web platform focused on mobile devices for accounting records management, payroll and invoice payment, using HTML5, CSS3 and JavaScript technologies for client side and server side: NodeJS and MongoDB. Use of Software design patterns, SOLID and MVC.</text:p>
      <text:p text:style-name="P36"/>
      <text:h text:style-name="Heading1" text:outline-level="1">Servicio al cliente</text:h>
      <text:p text:style-name="P37"/>
      <text:p text:style-name="P38">6 años de experiencia trabajando de la mano del cliente, personas y equipo, resolviendo sus dudas y apoyándolos en los procesos que requieran (compra u obtención de productos y servicios), guiándolos y llevándolos de la mano, todo gracias al excelente trato que brindo para con todos y al excelso conocimiento recolectado de los procesos internos de la organización.</text:p>
      <text:p text:style-name="P39"/>
      <text:h text:style-name="P40" text:outline-level="1">Customer Service</text:h>
      <text:p text:style-name="P41"/>
      <text:p text:style-name="P42">6 years of experience working hand in hand with the client, people and team, solving their doubts and supporting them in the processes they require (purchase or/and obtaining of products and services), guiding them and taking them by the hand, all thanks to the excellent treatment I give to everyone and the excellent knowledge collected from the internal processes of the organization.</text:p>
      <text:p text:style-name="P43"/>
      <text:h text:style-name="Heading1" text:outline-level="1">Taylor &amp; Johnson</text:h>
      <text:p text:style-name="P44"/>
      <text:p text:style-name="P45">6 meses como programador en Cobol con experiencia en sistemas financieros, encargado del mantenimiento y desarrollo de software bancario, encargado de la constitución de formatos y contratos financieros, innovación y desarrollo de procesos internos para aumentar la eficiencia y eficacia del equipo, automatización de pruebas, implementación de controlador de versiones e integración continua del software desarrollado. Depuración y migración de información para el tratamiento en base de datos SQL DB2 IBM.</text:p>
      <text:h text:style-name="P46" text:outline-level="1">Taylor &amp; Johnson</text:h>
      <text:p text:style-name="P47"/>
      <text:p text:style-name="P48">6 months as a Cobol programmer with experience in financial systems, in charge of the maintenance and development of banking software, in charge of the constitution of formats and financial contracts, innovation and development of internal processes to increase the efficiency and effectiveness of the team, test automation, implementation of version controller and continuous integration of the developed software. Debugging and migration of information for processing in SQL DB2 IBM database.</text:p>
      <text:p text:style-name="P49">Globant Enterprise</text:p>
      <text:p text:style-name="P50"><text:span text:style-name="T51">Programador FullStack enfocado en el desarrollo de aplicaciones empresariales a medida que abarcan soluciones precisas y estables a lo largo del tiempo, el desarrollo de las aplicaciones abarca el despliegue en plataforma móviles y Web (</text:span><text:span text:style-name="T52">Frontend</text:span><text:span text:style-name="T53">), el despliegue de las aplicaciones Web se realiza en forma de SPA (</text:span><text:span text:style-name="T54">Single Page Application</text:span><text:span text:style-name="T55">), el desarrollo de la estructura interna (</text:span><text:span text:style-name="T56">Backend</text:span><text:span text:style-name="T57">) de la aplicación se realiza de la mano con los servicios de AWS y Azure, la estructura de la información abarca el uso de bases de datos NoSQL como DynamoDB y MongoDB, la estructuración de la lógica que acompaña los demás servicos es dirigida por una arquitectura basada en Microservicios que auspician la atomicidad de la lógica en funciones Lambdas y Streams de AWS, estos últimos sirven como inspector para cualquier cambio que se realice en el modelo de la aplicación ofreciendo una total transparencia sobre los eventos que afecten el modelo de negocio sobre el cual trabaja la aplicación.</text:span></text:p>
      <text:p text:style-name="P58">Globant Enterprise</text:p>
      <text:p text:style-name="P59">FullStack programmer focused on the development of custom enterprise applications that encompass accurate and stable solutions over time, the development of applications covers the deployment on mobile and Web platform (Frontend), the deployment of Web applications is done in the form of SPA (Single Page Application), the development of the internal structure (Backend) of the application is done hand in hand with AWS and Azure services, The structure of the information includes the use of NoSQL databases such as DynamoDB and MongoDB, the structuring of the logic that accompanies the other services is driven by an architecture based on Microservices that sponsor the atomicity of the logic in Lambdas and AWS Streams functions, the latter serve as an inspector for any changes made to the application model offering total transparency on the events that affect the business model on which the application works. <text:s/></text:p>
      <text:p text:style-name="P60"/>
      <text:p text:style-name="P61">Habilidades</text:p>
      <text:h text:style-name="P62" text:outline-level="1">Habilidades altamente especializadas</text:h>
      <text:p text:style-name="P63"/>
      <text:p text:style-name="P64">Búsqueda y reparación de fugas de memoria (Memory Leak) con Valgrind.</text:p>
      <text:p text:style-name="P65">Diseño, mejora y escritura de documentación, incluso si es inexistente.</text:p>
      <text:p text:style-name="P66">Desarrollo e implementación de sistemas de Loggin siguiendo el estándar RFC5424.</text:p>
      <text:p text:style-name="P67">Desarrollo e implementación de casos de prueba (pruebas unitarias, pruebas de integración y pruebas de sistemas).</text:p>
      <text:p text:style-name="P68">Reportes y análisis de cobertura de código (Basados tanto en los casos de prueba como ejecución del binario).</text:p>
      <text:p text:style-name="P69">Análisis de comportamiento de código a partir de binarios. (Ingeniería Inversa).</text:p>
      <text:p text:style-name="P70">Correcciones de desbordamientos de búfer (Stackoverflow) y depuración a accesos de memoria no permitida).</text:p>
      <text:p text:style-name="P71">Diseño e implementación de meta-programación para generación de binarios eficientes en espacio y tiempo de ejecución. (Meta programación).</text:p>
      <text:p text:style-name="P72">Reportes y análisis de código ensamblador propenso a mejoras, (Necesario para reducir el tamaño del binario y mejorar el tiempo de compilación).</text:p>
      <text:p text:style-name="P73">Implementación y evolución de plataforma de integración continua. (CI).</text:p>
      <text:p text:style-name="P74">Diseño e implementación de arquitecturas de Software basadas en componentes y microservicios. (Funciones Lambda y Streams AWS)</text:p>
      <text:p text:style-name="P75">Simplificación y refactorización de grandes código base. (Especializado en C/C++ y Java).</text:p>
      <text:p text:style-name="P76">Desarrollo y ejecución de proyectos usando como base de datos MongoDB y DynamoDB AWS (NoSQL).</text:p>
      <text:p text:style-name="P77">Desarrollo y ejecución de proyectos usando como base de datos DB2 IBM (SQL).</text:p>
      <text:p text:style-name="P78">Apoyo en el análisis técnico y el diseño de soluciones basadas en Software.</text:p>
      <text:p text:style-name="P79">Evaluación y prueba de nuevas soluciones y plataformas informáticas en el ámbito de integración de aplicaciones, microservicios, alta disponibilidad y rendimiento.</text:p>
      <text:p text:style-name="P80"/>
      <text:h text:style-name="P81" text:outline-level="1">Highly specialized skills</text:h>
      <text:p text:style-name="P82"/>
      <text:p text:style-name="P83">Finding and repairing memory leaks (Memory Leak) with Valgrind.</text:p>
      <text:p text:style-name="P84">Design, improvement and writing of documentation, even if non-existent.</text:p>
      <text:p text:style-name="P85">Development and implementation of Loggin systems following the RFC5424 standard.</text:p>
      <text:p text:style-name="P86">Development and implementation of test cases (unit tests, integration tests and system tests).</text:p>
      <text:p text:style-name="P87">Code coverage reporting and analysis (based on both test cases and binary execution).</text:p>
      <text:p text:style-name="P88">Code behavior analysis from binaries (Buffer overflows and debugging to unallowed memory accesses).</text:p>
      <text:p text:style-name="P89">Design and implementation of meta-programming for space and runtime efficient binary generation.</text:p>
      <text:p text:style-name="P90">Reports and analysis of assembly code prone to improvements (necessary to reduce binary size and improve compile time).</text:p>
      <text:p text:style-name="P91">Implementation and evolution of continuous integration platform.</text:p>
      <text:p text:style-name="P92">Design and implementation of component and microservices based software architectures.</text:p>
      <text:p text:style-name="P93">Simplification and refactoring of large code bases. (Specialized in C/C++ and Java).</text:p>
      <text:p text:style-name="P94">Development and execution of projects using MongoDB (NoSQL) as database.</text:p>
      <text:p text:style-name="P95">Support in the technical analysis and design of Software based solutions.</text:p>
      <text:p text:style-name="P96">Evaluation and testing of new solutions and computing platforms in the field of application integration, microservices, high availability and performance.</text:p>
      <text:p text:style-name="P97"/>
      <text:h text:style-name="Heading1" text:outline-level="1">Proyectos</text:h>
      <text:p text:style-name="P98"/>
      <text:p text:style-name="P99">Desarrollo e implementación de decodificador y encodificador de imágenes PNG aparir de las especificaciones (Estándar PNG v1.2).</text:p>
      <text:p text:style-name="P100">Desarrollo e implementación de decodificador y encodificador basado en el algoritmo Huffman Coding para binarización y cifrado de datos.</text:p>
      <text:p text:style-name="P101">Desarrollo e implementación de programa informático para conversión de archivos PO a XML.</text:p>
      <text:p text:style-name="P102">Desarrollo e implementación de base de datos (Soporte a operaciones CRUD) para trabajo sobre archivos CVS.</text:p>
      <text:p text:style-name="P103">Desarrollo e implementación de algoritmo A* (Pathfinding).</text:p>
      <text:p text:style-name="P104">Desarrollo e implementación de editor hexadecimal para cualquier tipo de archivo. (Implementado en Qt 5.5).</text:p>
      <text:p text:style-name="P105">Desarrollo e implementación de aplicación Web enfocada en móviles.</text:p>
      <text:p text:style-name="P106">Desarrollo e implementación de motor gráfico bidimensional, usando OpenGL y SDL.</text:p>
      <text:p text:style-name="P107">Desarrollo e implementación de marco de trabajo para el diseño, implementación y desarrollo de programas con requerimientos de renderizado y uso de algoritmos (Cifrado, Compresión, Pathfinding, etc …).</text:p>
      <text:p text:style-name="P108"/>
      <text:h text:style-name="P109" text:outline-level="1">Projects</text:h>
      <text:p text:style-name="P110"/>
      <text:p text:style-name="P111">Development and implementation of PNG image decoder and encoder according to the specifications (PNG Standard v1.2).</text:p>
      <text:p text:style-name="P112">Development and implementation of decoder and encoder based on Huffman Coding algorithm for data binarization and encryption.</text:p>
      <text:p text:style-name="P113">Development and implementation of software for conversion of PO files to XML.</text:p>
      <text:p text:style-name="P114">Development and implementation of database (CRUD operations support) for working on CVS files.</text:p>
      <text:p text:style-name="P115">Development and implementation of A* algorithm (Pathfinding).</text:p>
      <text:p text:style-name="P116">Development and implementation of hexadecimal editor for any type of file. (Implemented in Qt 5.5).</text:p>
      <text:p text:style-name="P117">Development and implementation of Web application focused on cell phones.</text:p>
      <text:p text:style-name="P118">Development and implementation of two-dimensional graphics engine, using OpenGL and SDL.</text:p>
      <text:p text:style-name="P119">Development and implementation of framework for the design, implementation and development of programs with rendering requirements and use of algorithms (Encryption, Compression, Pathfinding, etc ...).</text:p>
      <text:h text:style-name="Heading1" text:outline-level="1">Experiencia Tecnologica</text:h>
      <text:p text:style-name="P120"/>
      <text:p text:style-name="P121">Experiencia en el desarrollo de componentes y microservicios.</text:p>
      <text:p text:style-name="P122">Experiencia en integración con proveedores tecnológicos Amazon AWS.</text:p>
      <text:p text:style-name="P123">Experiencia en refactorización de grandes códigos bases.</text:p>
      <text:p text:style-name="P124">Experiencia en refactorización de software heredado.</text:p>
      <text:p text:style-name="P125">Experiencia en C/C++ (Programación a bajo nivel). Con soporte al estándar 99, 11, 14, 17 y 20.</text:p>
      <text:p text:style-name="P126">Experiencia en Java 8, 12 y versiones posteriores.</text:p>
      <text:p text:style-name="P127">Experiencia con BBDD no relacionales (Mongo DB y DynamoDB).</text:p>
      <text:p text:style-name="P128">Experiencia en desarrollo de aplicaciones Web SPA: React, NodeJS, Bootstrap.</text:p>
      <text:p text:style-name="P129">Experiencia en desarrollo de aplicaciones Web: <text:s/>HTML, CSS y JavaScript.</text:p>
      <text:p text:style-name="P130">Experiencia en desarrollo de aplicaciones Web enfocadas a móviles.</text:p>
      <text:p text:style-name="P131">Experiencia con entornos de integración continua (Jenkins, Sonar, Mockito, Cucumber, Junit…).</text:p>
      <text:p text:style-name="Standard"><text:span text:style-name="T132">Experiencia en Software de control de versiones (Git, Github, Fossy, etc ...).</text:span></text:p>
      <text:p text:style-name="Standard"><text:span text:style-name="T133">Experiencia de dinámicas de control de versiones (Pull Request, Push, Fork, etc ...).</text:span></text:p>
      <text:p text:style-name="P134">Experiencia en análisis y mejoraras de rendimiento en páginas web (Chromium Development Tools y Lighthouse).</text:p>
      <text:p text:style-name="P135">Experiencia en el desarrollo de documentación correspondiente a la parte ejecutada dentro del proyecto.</text:p>
      <text:p text:style-name="P136">Experiencia en la participación de tareas de puesta en producción de los sistemas desarrollados (preparación de entrega, implantación, soporte).</text:p>
      <text:p text:style-name="P137">Experiencia en mantenimiento de los sistemas de información.</text:p>
      <text:p text:style-name="P138">Experiencia en la documentación técnica del proyecto.</text:p>
      <text:p text:style-name="P139">Experiencia en análisis funcional y elaboración de documentación funcional sobre el proyecto.</text:p>
      <text:p text:style-name="P140"/>
      <text:h text:style-name="P141" text:outline-level="1">Technological experience</text:h>
      <text:p text:style-name="P142"/>
      <text:p text:style-name="P143">Experience in the development of components and microservices.</text:p>
      <text:p text:style-name="P144">Experience in refactoring large code bases.</text:p>
      <text:p text:style-name="P145">Experience in refactoring legacy software.</text:p>
      <text:p text:style-name="P146">Experience in C/C++ (low level programming). Supporting standard 99, 11, 14, 17 and 20.</text:p>
      <text:p text:style-name="P147">Experience in Java 8, 12 and later versions.</text:p>
      <text:p text:style-name="P148">Experience with non-relational databases (Mongo DB).</text:p>
      <text:p text:style-name="P149">Experience in application development: React, NodeJS, Bootstrap.</text:p>
      <text:p text:style-name="P150">Web application development experience: <text:s/>HTML, CSS and JavaScript.</text:p>
      <text:p text:style-name="P151">Experience in mobile-focused web application development.</text:p>
      <text:p text:style-name="P152">Experience with continuous integration environments (Jenkins, Sonar, Mockito, Cucumber, Junit...).</text:p>
      <text:p text:style-name="P153">Experience with version control software (Git, GitHub, Fossy, etc. ...).</text:p>
      <text:p text:style-name="P154">Experience with version control dynamics (Pull Request, Push, Fork, etc. ...).</text:p>
      <text:p text:style-name="P155">Experience in web page analysis and performance improvement (Chromium Development Tools and Lighthouse).</text:p>
      <text:p text:style-name="P156">Experience in the development of documentation corresponding to the executed part of the project.</text:p>
      <text:p text:style-name="P157">Experience in the participation of tasks of putting into production of the developed systems (preparation of delivery, implementation, support).</text:p>
      <text:p text:style-name="P158">Experience in maintenance of information systems.</text:p>
      <text:p text:style-name="P159">Experience in the technical documentation of the project.</text:p>
      <text:p text:style-name="P160">Experience in functional analysis and elaboration of functional documentation on the project.</text:p>
      <text:h text:style-name="Heading1" text:outline-level="1">Habilidades con Servicio al Cliente</text:h>
      <text:p text:style-name="P161"/>
      <text:p text:style-name="P162">6 años de experiencia en servicio y atención a clientes y personas (tanto física como virtual).</text:p>
      <text:p text:style-name="P163">3 años en coordinación de equipos de trabajo y realización de múltiples tareas en equipo.</text:p>
      <text:p text:style-name="P164">Excelente carisma, actitud, interacción y trato con clientes, equipos y personas.</text:p>
      <text:p text:style-name="P165">Excelente presentación personal.</text:p>
      <text:p text:style-name="P166">Excelente vocabulario y habilidades de persuasión.</text:p>
      <text:p text:style-name="P167">Excelente redacción, tanto en español como en inglés.</text:p>
      <text:p text:style-name="P168"/>
      <text:h text:style-name="P169" text:outline-level="1">Customer service skills</text:h>
      <text:p text:style-name="P170"/>
      <text:p text:style-name="P171">6 years of experience in customer service and customer care (both physical and virtual).</text:p>
      <text:p text:style-name="P172">3 years in team coordination and team multi-tasking.</text:p>
      <text:p text:style-name="P173">Excellent charisma, attitude, interaction and interaction with customers, teams and individuals.</text:p>
      <text:p text:style-name="P174">Excellent personal presentation.</text:p>
      <text:p text:style-name="P175">Excellent vocabulary and persuasion skills.</text:p>
      <text:p text:style-name="P176">Excellent writing skills, both in Spanish and English.</text:p>
      <text:h text:style-name="P177" text:outline-level="1">Información Personal</text:h>
      <text:p text:style-name="P178">Nombre: Joan Andrés Buriticá Salazar</text:p>
      <text:p text:style-name="P179">Ciudad: Santiago de Cali, (Colombia)</text:p>
      <text:p text:style-name="P180">Contacto: + 57 319 656 94 58</text:p>
      <text:p text:style-name="P181"><text:span text:style-name="T182">Correo:<text:s/></text:span><text:a xlink:href="mailto:andres6936@gmail.com" office:target-frame-name="_top" xlink:show="replace"><text:span text:style-name="T183">andres6936@gmail.com</text:span></text:a></text:p>
      <text:p text:style-name="P184"><text:span text:style-name="T185">Correo:<text:s/></text:span><text:a xlink:href="mailto:andres6936@live.com" office:target-frame-name="_top" xlink:show="replace"><text:span text:style-name="T186">andres6936@live.com</text:span></text:a></text:p>
      <text:p text:style-name="Textbody"/>
      <text:h text:style-name="P187" text:outline-level="1">Referencia</text:h>
      <text:p text:style-name="P188"/>
      <text:p text:style-name="Standard"><text:a xlink:href="https://github.com/Andres6936/Curriculum-Vitae" office:target-frame-name="_top" xlink:show="replace"><text:span text:style-name="Hyperlink">Andres6936/Curriculum-Vitae: My curriculum vitae with the color schema of United States Web Design Systems (USWDS) (github.co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aramond" svg:font-family="Garamond" style:font-family-generic="roman" style:font-pitch="variable" svg:panose-1="2 2 4 4 3 3 1 1 8 3"/>
    <style:font-face style:name="DejaVu Sans" svg:font-family="DejaVu Sans" style:font-family-generic="system" style:font-pitch="variable"/>
    <style:font-face style:name="FreeSans" svg:font-family="FreeSans" style:font-family-generic="system" style:font-pitch="variable"/>
    <style:font-face style:name="Atkinson Hyperlegible" svg:font-family="Atkinson Hyperlegible"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Garamond"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Atkinson Hyperlegible" style:font-name-asian="Atkinson Hyperlegible" style:font-name-complex="Atkinson Hyperlegible" fo:font-weight="bold" style:font-weight-asian="bold" style:font-weight-complex="bold" fo:font-size="15pt" style:font-size-asian="15pt" style:font-size-complex="15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Garamond" fo:hyphenate="false"/>
    </style:style>
    <style:style style:name="Caption" style:display-name="Caption" style:family="paragraph" style:parent-style-name="Standard">
      <style:paragraph-properties text:number-lines="false" fo:margin-top="0.0833in" fo:margin-bottom="0.0833in"/>
      <style:text-properties style:font-name-asian="Garamond"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Garamond"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oan Andrés Buriticá Salazar</meta:initial-creator>
    <dc:creator>Joan Andrés Buriticá Salazar</dc:creator>
    <meta:creation-date>2021-11-13T11:26:00Z</meta:creation-date>
    <dc:date>2021-11-13T11:26:00Z</dc:date>
    <meta:template xlink:href="Normal.dotm" xlink:type="simple"/>
    <meta:editing-cycles>99</meta:editing-cycles>
    <meta:editing-duration>PT0S</meta:editing-duration>
    <meta:document-statistic meta:page-count="1" meta:paragraph-count="39" meta:word-count="2940" meta:character-count="19662" meta:row-count="139" meta:non-whitespace-character-count="16761"/>
  </office:meta>
</office:document-meta>
</file>